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ming Assignment_1</text:span></text:p>
      <text:p text:style-name="P1"><text:span text:style-name="T1"/></text:p>
      <text:p text:style-name="P2"><text:span text:style-name="T2">1. Write a Python program to print "Hello Python"?</text:span></text:p>
      <text:p text:style-name="P2"><text:span text:style-name="T2">Sol:</text:span></text:p>
      <text:p text:style-name="P2"><text:span text:style-name="T3">print("Hello Python from Avinash")</text:span></text:p>
      <text:p text:style-name="P2"><text:span text:style-name="T4">Hello Python from Avinash</text:span></text:p>
      <text:p text:style-name="P2"><text:span text:style-name="T5"/></text:p>
      <text:p text:style-name="P3"><draw:frame text:anchor-type="as-char" svg:width="152.40mm" svg:height="85.73mm" style:rel-width="scale" style:rel-height="scale"><draw:object-ole xlink:href="OleObj1"/><draw:image xlink:href="ObjectReplacements/OleObj1"/></draw:frame><text:span text:style-name="T6"/></text:p>
      <text:p text:style-name="P3"><text:span text:style-name="T6"/></text:p>
      <text:p text:style-name="P4"><text:span text:style-name="T6">2. Write a Python program to do arithmetical operations addition and division.?</text:span></text:p>
      <text:p text:style-name="P4"><text:span text:style-name="T6">Sol:</text:span></text:p>
      <text:p text:style-name="P4"><text:span text:style-name="T7">a = 100</text:span></text:p>
      <text:p text:style-name="P4"><text:span text:style-name="T7">b = 50</text:span></text:p>
      <text:p text:style-name="P4"><text:span text:style-name="T7"/></text:p>
      <text:p text:style-name="P4"><text:span text:style-name="T7">## Addition</text:span></text:p>
      <text:p text:style-name="P4"><text:span text:style-name="T7">add = a + b</text:span></text:p>
      <text:p text:style-name="P4"><text:span text:style-name="T7">## Division</text:span></text:p>
      <text:p text:style-name="P4"><text:span text:style-name="T7">div = a/b</text:span></text:p>
      <text:p text:style-name="P4"><text:span text:style-name="T7"/></text:p>
      <text:p text:style-name="P4"><text:span text:style-name="T7">print(add)</text:span></text:p>
      <text:p text:style-name="P4"><text:span text:style-name="T7">print(div)</text:span></text:p>
      <text:p text:style-name="P4"><text:span text:style-name="T8">150</text:span></text:p>
      <text:p text:style-name="P4"><text:span text:style-name="T8">2.0</text:span></text:p>
      <text:p text:style-name="P5"><draw:frame text:anchor-type="as-char" svg:width="133.09mm" svg:height="129.65mm" style:rel-width="scale" style:rel-height="scale"><draw:object-ole xlink:href="OleObj2"/><draw:image xlink:href="ObjectReplacements/OleObj2"/></draw:frame><text:span text:style-name="T9"/></text:p>
      <text:p text:style-name="P6"><text:span text:style-name="T9">3. Write a Python program to find the area of a triangle?</text:span></text:p>
      <text:p text:style-name="P6"><text:span text:style-name="T9">Sol:</text:span></text:p>
      <text:p text:style-name="P6"><text:span text:style-name="T10">height = 100</text:span></text:p>
      <text:p text:style-name="P6"><text:span text:style-name="T10">base = 25</text:span></text:p>
      <text:p text:style-name="P6"><text:span text:style-name="T10"/></text:p>
      <text:p text:style-name="P6"><text:span text:style-name="T10">area = height*base/2</text:span></text:p>
      <text:p text:style-name="P6"><text:span text:style-name="T10"/></text:p>
      <text:p text:style-name="P6"><text:span text:style-name="T10">print(f"Area of triangle: {area}")</text:span></text:p>
      <text:p text:style-name="P6"><text:span text:style-name="T11">Area of triangle: 1250.0</text:span><text:span text:style-name="T12"/></text:p>
      <text:p text:style-name="P7"><draw:frame text:anchor-type="as-char" svg:width="116.95mm" svg:height="114.04mm" style:rel-width="scale" style:rel-height="scale"><draw:object-ole xlink:href="OleObj3"/><draw:image xlink:href="ObjectReplacements/OleObj3"/></draw:frame><text:span text:style-name="T13"/></text:p>
      <text:p text:style-name="P8"><text:span text:style-name="T13">4. Write a Python program to swap two variables?</text:span></text:p>
      <text:p text:style-name="P8"><text:span text:style-name="T13">Sol:</text:span></text:p>
      <text:p text:style-name="P8"><text:span text:style-name="T14"># var1 = 123</text:span></text:p>
      <text:p text:style-name="P8"><text:span text:style-name="T14"># var2 = 111</text:span></text:p>
      <text:p text:style-name="P8"><text:span text:style-name="T14"/></text:p>
      <text:p text:style-name="P8"><text:span text:style-name="T14"># print('Before swap:\nvar1 = {} and var2 = {}'.format(var1, var2))</text:span></text:p>
      <text:p text:style-name="P8"><text:span text:style-name="T14"/></text:p>
      <text:p text:style-name="P8"><text:span text:style-name="T14"># temp = var1</text:span></text:p>
      <text:p text:style-name="P8"><text:span text:style-name="T14"># var1 = var2</text:span></text:p>
      <text:p text:style-name="P8"><text:span text:style-name="T14"># var2 = temp</text:span></text:p>
      <text:p text:style-name="P8"><text:span text:style-name="T14"># print('\nAfter swap:\nvar1 = {} and var2 = {}'.format(var1, var2))</text:span></text:p>
      <text:p text:style-name="P8"><text:span text:style-name="T14"/></text:p>
      <text:p text:style-name="P8"><text:span text:style-name="T14">abc1 = 123</text:span></text:p>
      <text:p text:style-name="P8"><text:span text:style-name="T14">abc2 = 567</text:span><text:span text:style-name="T15"/></text:p>
      <text:p text:style-name="P8"><text:span text:style-name="T15"/></text:p>
      <text:p text:style-name="P8"><text:span text:style-name="T16">print('Before swap:\nvar1 = {} and var2 = {}'.format(abc1, abc2))</text:span></text:p>
      <text:p text:style-name="P8"><text:span text:style-name="T16"/></text:p>
      <text:p text:style-name="P8"><text:span text:style-name="T16">tmp = abc1</text:span></text:p>
      <text:p text:style-name="P8"><text:span text:style-name="T16">abc1 = abc2</text:span></text:p>
      <text:p text:style-name="P8"><text:span text:style-name="T16">abc2 = tmp</text:span></text:p>
      <text:p text:style-name="P8"><text:span text:style-name="T16"/></text:p>
      <text:p text:style-name="P8"><text:span text:style-name="T16">print('\nAfter swap:\nvar1 = {} and var2 = {}'.format(abc1, abc2))</text:span></text:p>
      <text:p text:style-name="P8"><text:span text:style-name="T17">Before swap:</text:span></text:p>
      <text:p text:style-name="P8"><text:span text:style-name="T17">var1 = 123 and var2 = 567</text:span></text:p>
      <text:p text:style-name="P8"><text:span text:style-name="T17"/></text:p>
      <text:p text:style-name="P8"><text:span text:style-name="T17">After swap:</text:span></text:p>
      <text:p text:style-name="P9"><text:span text:style-name="T17">var1 = 567 and var2 = 123</text:span></text:p>
      <text:p text:style-name="P9"><draw:frame text:anchor-type="as-char" svg:width="112.18mm" svg:height="90.75mm" style:rel-width="scale" style:rel-height="scale"><draw:object-ole xlink:href="OleObj4"/><draw:image xlink:href="ObjectReplacements/OleObj4"/></draw:frame><text:span text:style-name="T19"/></text:p>
      <text:p text:style-name="P10"><text:span text:style-name="T19">5. Write a Python program to generate a random number?</text:span></text:p>
      <text:p text:style-name="P10"><text:span text:style-name="T19">Sol:</text:span></text:p>
      <text:p text:style-name="P10"><text:span text:style-name="T20"># import random</text:span></text:p>
      <text:p text:style-name="P10"><text:span text:style-name="T20"/></text:p>
      <text:p text:style-name="P10"><text:span text:style-name="T20"># print(random.random())</text:span></text:p>
      <text:p text:style-name="P10"><text:span text:style-name="T20"># print(random.randint(1, 1000))</text:span></text:p>
      <text:p text:style-name="P10"><text:span text:style-name="T20">import random</text:span></text:p>
      <text:p text:style-name="P10"><text:span text:style-name="T20"/></text:p>
      <text:p text:style-name="P10"><text:span text:style-name="T20">print(random.random())</text:span></text:p>
      <text:p text:style-name="P10"><text:span text:style-name="T20">print (random.randint(1,999))</text:span><text:span text:style-name="T21"/></text:p>
      <text:p text:style-name="P11"><text:span text:style-name="T22">0.8148882370301118</text:span></text:p>
      <text:p text:style-name="P11"><text:span text:style-name="T22">697</text:span></text:p>
      <text:p text:style-name="P11"><draw:frame text:anchor-type="as-char" svg:width="112.71mm" svg:height="140.76mm" style:rel-width="scale" style:rel-height="scale"><draw:object-ole xlink:href="OleObj5"/><draw:image xlink:href="ObjectReplacements/OleObj5"/></draw:frame><text:span text:style-name="T22"/></text:p>
      <text:p text:style-name="P11"><text:span text:style-name="T22"/></text:p>
      <text:p text:style-name="P12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